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994a0"/>
    </style:style>
    <style:style style:name="P2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#ffffff"/>
    </style:style>
    <style:style style:name="P3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4" style:family="paragraph" style:parent-style-name="Standard">
      <style:paragraph-properties style:line-height-at-least="0.503cm"/>
      <style:text-properties fo:color="#008000" loext:opacity="100%" style:font-name="Consolas" fo:font-size="10.5pt" fo:font-weight="normal" fo:background-color="#ffffff"/>
    </style:style>
    <style:style style:name="P5" style:family="paragraph" style:parent-style-name="Standard">
      <style:paragraph-properties fo:line-height="115%"/>
      <style:text-properties fo:color="#008000" loext:opacity="100%" style:font-name="Consolas" fo:font-size="10.5pt" fo:font-weight="normal" officeooo:paragraph-rsid="000994a0" fo:background-color="#ffffff"/>
    </style:style>
    <style:style style:name="P6" style:family="paragraph" style:parent-style-name="Standard">
      <style:paragraph-properties style:line-height-at-least="0.503cm"/>
      <style:text-properties fo:color="#008000" loext:opacity="100%" fo:background-color="#ffffff"/>
    </style:style>
    <style:style style:name="P7" style:family="paragraph" style:parent-style-name="Standard">
      <style:paragraph-properties style:line-height-at-least="0.503cm"/>
    </style:style>
    <style:style style:name="T1" style:family="text">
      <style:text-properties officeooo:rsid="000994a0"/>
    </style:style>
    <style:style style:name="T2" style:family="text">
      <style:text-properties style:font-name="LiberationSerif" fo:font-size="16pt" fo:font-weight="bold" officeooo:rsid="0011bf30" style:font-size-asian="16pt" style:font-weight-asian="bold" style:font-size-complex="16pt" style:font-weight-complex="bold"/>
    </style:style>
    <style:style style:name="T3" style:family="text">
      <style:text-properties style:font-name="LiberationSerif" fo:font-size="16pt" fo:font-weight="bold" officeooo:rsid="000994a0" style:font-size-asian="16pt" style:font-weight-asian="bold" style:font-size-complex="16pt" style:font-weight-complex="bold"/>
    </style:style>
    <style:style style:name="T4" style:family="text">
      <style:text-properties fo:color="#0000ff" loext:opacity="100%"/>
    </style:style>
    <style:style style:name="T5" style:family="text">
      <style:text-properties fo:color="#0000ff" loext:opacity="100%" style:font-name="Consolas" fo:font-size="10.5pt" fo:font-weight="normal"/>
    </style:style>
    <style:style style:name="T6" style:family="text">
      <style:text-properties fo:color="#000000" loext:opacity="100%" fo:background-color="#ffffff" loext:char-shading-value="0"/>
    </style:style>
    <style:style style:name="T7" style:family="text">
      <style:text-properties fo:color="#000000" loext:opacity="100%" style:font-name="Consolas" fo:font-size="10.5pt" fo:font-weight="normal" fo:background-color="#ffffff" loext:char-shading-value="0"/>
    </style:style>
    <style:style style:name="T8" style:family="text">
      <style:text-properties fo:color="#795e26" loext:opacity="100%"/>
    </style:style>
    <style:style style:name="T9" style:family="text">
      <style:text-properties fo:color="#795e26" loext:opacity="100%" style:font-name="Consolas" fo:font-size="10.5pt" fo:font-weight="normal"/>
    </style:style>
    <style:style style:name="T10" style:family="text">
      <style:text-properties style:font-name="Consolas" fo:font-size="10.5pt" fo:font-weight="normal"/>
    </style:style>
    <style:style style:name="T11" style:family="text">
      <style:text-properties fo:color="#008000" loext:opacity="100%" style:font-name="Consolas" fo:font-size="10.5pt" fo:font-weight="normal"/>
    </style:style>
    <style:style style:name="T12" style:family="text">
      <style:text-properties fo:color="#008000" loext:opacity="100%" style:font-name="Consolas" fo:font-size="10.5pt" fo:font-weight="normal" fo:background-color="#ffffff" loext:char-shading-value="0"/>
    </style:style>
    <style:style style:name="T13" style:family="text">
      <style:text-properties fo:color="#001080" loext:opacity="100%"/>
    </style:style>
    <style:style style:name="T14" style:family="text">
      <style:text-properties fo:color="#001080" loext:opacity="100%" style:font-name="Consolas" fo:font-size="10.5pt" fo:font-weight="normal"/>
    </style:style>
    <style:style style:name="T15" style:family="text">
      <style:text-properties fo:color="#a31515" loext:opacity="100%"/>
    </style:style>
    <style:style style:name="T16" style:family="text">
      <style:text-properties fo:color="#a31515" loext:opacity="100%" style:font-name="Consolas" fo:font-size="10.5pt" fo:font-weight="normal"/>
    </style:style>
    <style:style style:name="T17" style:family="text">
      <style:text-properties fo:color="#098658" loext:opacity="100%" style:font-name="Consolas" fo:font-size="10.5pt" fo:font-weight="normal"/>
    </style:style>
    <style:style style:name="T18" style:family="text">
      <style:text-properties fo:color="#267f99" loext:opacity="100%" style:font-name="Consolas" fo:font-size="10.5pt" fo:font-weight="normal"/>
    </style:style>
    <style:style style:name="T19" style:family="text">
      <style:text-properties fo:color="#af00db" loext:opacity="100%" style:font-name="Consolas" fo:font-size="10.5pt" fo:font-weight="normal"/>
    </style:style>
    <style:style style:name="T20" style:family="text">
      <style:text-properties fo:color="#0070c1" loext:opacity="100%" style:font-name="Consolas" fo:font-size="10.5pt" fo:font-weight="normal"/>
    </style:style>
    <style:style style:name="T21" style:family="text">
      <style:text-properties fo:color="#811f3f" loext:opacity="100%" style:font-name="Consolas" fo:font-size="10.5pt" fo:font-weight="normal"/>
    </style:style>
    <style:style style:name="T22" style:family="text">
      <style:text-properties fo:color="#ee0000" loext:opacity="100%" style:font-name="Consolas" fo:font-size="10.5pt" fo:font-weight="normal"/>
    </style:style>
    <style:style style:name="T23" style:family="text">
      <style:text-properties fo:color="#d16969" loext:opacity="100%" style:font-name="Consolas" fo:font-size="10.5pt" fo:font-weight="normal"/>
    </style:style>
    <style:style style:name="T2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Li</text:span><text:span text:style-name="T3">nk ao </text:span><text:span text:style-name="T2">me</text:span><text:span text:style-name="T3">u repositorio en GitHub:</text:span></text:p>
      <text:p text:style-name="P1"><text:a xlink:type="simple" xlink:href="https://github.com/a22fatimasb/dwcc/tree/main/Tarefa_DWEC05" text:style-name="Internet_20_link" text:visited-style-name="Visited_20_Internet_20_Link">https://github.com/a22fatimasb/dwcc/tree/main/Tarefa_DWEC05</text:a></text:p>
      <text:p text:style-name="P1"/>
      <text:p text:style-name="P1"><text:span text:style-name="T3">Código JavaScript:</text:span></text:p>
      <text:p text:style-name="P1"/>
      <text:p text:style-name="P5">// Función para almacenar e mostrar o número de intentos</text:p>
      <text:p text:style-name="P2"><text:span text:style-name="T4">function</text:span> <text:span text:style-name="T8">incrementarIntentos</text:span>() {</text:p>
      <text:p text:style-name="P3">  <text:span text:style-name="T11">// Obtemos o número de intentos almacenado na cookie, se non hai, comezamos con 0</text:span></text:p>
      <text:p text:style-name="P3">  <text:span text:style-name="T5">let</text:span><text:span text:style-name="T10"> </text:span><text:span text:style-name="T14">intentos</text:span><text:span text:style-name="T10"> = </text:span><text:span text:style-name="T9">parseInt</text:span><text:span text:style-name="T10">(</text:span><text:span text:style-name="T9">getCookie</text:span><text:span text:style-name="T10">(</text:span><text:span text:style-name="T16">"intentos"</text:span><text:span text:style-name="T10">)) || </text:span><text:span text:style-name="T17">0</text:span><text:span text:style-name="T10">;</text:span></text:p>
      <text:p text:style-name="P3">  <text:span text:style-name="T11">// Incrementamos o número de intentos en 1</text:span></text:p>
      <text:p text:style-name="P3">  <text:span text:style-name="T14">intentos</text:span><text:span text:style-name="T10">++;</text:span></text:p>
      <text:p text:style-name="P3">  <text:span text:style-name="T11">// Almacenamos o novo número de intentos na cookie</text:span></text:p>
      <text:p text:style-name="P3">  <text:span text:style-name="T9">setCookie</text:span><text:span text:style-name="T10">(</text:span><text:span text:style-name="T16">"intentos"</text:span><text:span text:style-name="T10">, </text:span><text:span text:style-name="T14">intentos</text:span><text:span text:style-name="T10">, </text:span><text:span text:style-name="T17">365</text:span><text:span text:style-name="T10">);</text:span></text:p>
      <text:p text:style-name="P3">  <text:span text:style-name="T11">// Mostramos o número de intentos actualizado</text:span></text:p>
      <text:p text:style-name="P3">  <text:span text:style-name="T9">mostrarNumeroIntentos</text:span><text:span text:style-name="T10">();</text:span></text:p>
      <text:p text:style-name="P2">}</text:p>
      <text:p text:style-name="P7"/>
      <text:p text:style-name="P4">// Función para mostrar o número de intentos no elemento co ID "intentos"</text:p>
      <text:p text:style-name="P2"><text:span text:style-name="T4">function</text:span> <text:span text:style-name="T8">mostrarNumeroIntentos</text:span>() {</text:p>
      <text:p text:style-name="P3">  <text:span text:style-name="T5">let</text:span><text:span text:style-name="T10"> </text:span><text:span text:style-name="T14">intentos</text:span><text:span text:style-name="T10"> = </text:span><text:span text:style-name="T9">parseInt</text:span><text:span text:style-name="T10">(</text:span><text:span text:style-name="T9">getCookie</text:span><text:span text:style-name="T10">(</text:span><text:span text:style-name="T16">"intentos"</text:span><text:span text:style-name="T10">)) || </text:span><text:span text:style-name="T17">0</text:span><text:span text:style-name="T10">;</text:span></text:p>
      <text:p text:style-name="P3">  <text:span text:style-name="T14">document</text:span><text:span text:style-name="T10">.</text:span><text:span text:style-name="T9">getElementById</text:span><text:span text:style-name="T10">(</text:span><text:span text:style-name="T16">"intentos"</text:span><text:span text:style-name="T10">).</text:span><text:span text:style-name="T14">innerHTML</text:span><text:span text:style-name="T10"> =</text:span></text:p>
      <text:p text:style-name="P3">    <text:span text:style-name="T16">"Intento de Envíos del formulario: "</text:span><text:span text:style-name="T10"> + </text:span><text:span text:style-name="T14">intentos</text:span><text:span text:style-name="T10">;</text:span></text:p>
      <text:p text:style-name="P2">}</text:p>
      <text:p text:style-name="P7"/>
      <text:p text:style-name="P4">// Función que crea unha cookie</text:p>
      <text:p text:style-name="P2"><text:span text:style-name="T4">function</text:span> <text:span text:style-name="T8">setCookie</text:span>(<text:span text:style-name="T13">cnome</text:span>, <text:span text:style-name="T13">cvalor</text:span>, <text:span text:style-name="T13">exdays</text:span>) {</text:p>
      <text:p text:style-name="P3">  <text:span text:style-name="T11">// Obtemos a data actual</text:span></text:p>
      <text:p text:style-name="P3">  <text:span text:style-name="T5">let</text:span><text:span text:style-name="T10"> </text:span><text:span text:style-name="T14">data</text:span><text:span text:style-name="T10"> = </text:span><text:span text:style-name="T5">new</text:span><text:span text:style-name="T10"> </text:span><text:span text:style-name="T18">Date</text:span><text:span text:style-name="T10">();</text:span></text:p>
      <text:p text:style-name="P3">  <text:span text:style-name="T11">// Sumámoslle o número de días dende hoxe para que expire</text:span></text:p>
      <text:p text:style-name="P3">  <text:span text:style-name="T14">data</text:span><text:span text:style-name="T10">.</text:span><text:span text:style-name="T9">setTime</text:span><text:span text:style-name="T10">(</text:span><text:span text:style-name="T14">data</text:span><text:span text:style-name="T10">.</text:span><text:span text:style-name="T9">getTime</text:span><text:span text:style-name="T10">() + </text:span><text:span text:style-name="T14">exdays</text:span><text:span text:style-name="T10"> * </text:span><text:span text:style-name="T17">24</text:span><text:span text:style-name="T10"> * </text:span><text:span text:style-name="T17">60</text:span><text:span text:style-name="T10"> * </text:span><text:span text:style-name="T17">60</text:span><text:span text:style-name="T10"> * </text:span><text:span text:style-name="T17">1000</text:span><text:span text:style-name="T10">);</text:span></text:p>
      <text:p text:style-name="P3">  <text:span text:style-name="T11">// Pasamos a data a un formato válido</text:span></text:p>
      <text:p text:style-name="P3">  <text:span text:style-name="T5">let</text:span><text:span text:style-name="T10"> </text:span><text:span text:style-name="T14">expira</text:span><text:span text:style-name="T10"> = </text:span><text:span text:style-name="T16">"expires="</text:span><text:span text:style-name="T10"> + </text:span><text:span text:style-name="T14">data</text:span><text:span text:style-name="T10">.</text:span><text:span text:style-name="T9">toGMTString</text:span><text:span text:style-name="T10">();</text:span></text:p>
      <text:p text:style-name="P3">  <text:span text:style-name="T11">// Creamos a cookie</text:span></text:p>
      <text:p text:style-name="P3">  <text:span text:style-name="T14">document</text:span><text:span text:style-name="T10">.</text:span><text:span text:style-name="T14">cookie</text:span><text:span text:style-name="T10"> = </text:span><text:span text:style-name="T14">cnome</text:span><text:span text:style-name="T10"> + </text:span><text:span text:style-name="T16">"="</text:span><text:span text:style-name="T10"> + </text:span><text:span text:style-name="T14">cvalor</text:span><text:span text:style-name="T10"> + </text:span><text:span text:style-name="T16">";"</text:span><text:span text:style-name="T10"> + </text:span><text:span text:style-name="T14">expira</text:span><text:span text:style-name="T10"> + </text:span><text:span text:style-name="T16">";path=/"</text:span><text:span text:style-name="T10">;</text:span></text:p>
      <text:p text:style-name="P7"><text:span text:style-name="T7">}</text:span></text:p>
      <text:p text:style-name="P4">// Función para obter unha cookie</text:p>
      <text:p text:style-name="P2"><text:span text:style-name="T4">function</text:span> <text:span text:style-name="T8">getCookie</text:span>(<text:span text:style-name="T13">nome</text:span>) {</text:p>
      <text:p text:style-name="P3">  <text:span text:style-name="T11">// Definimos o prefixo que usaremos para buscar a cookie</text:span></text:p>
      <text:p text:style-name="P3">  <text:span text:style-name="T5">let</text:span><text:span text:style-name="T10"> </text:span><text:span text:style-name="T14">nomeCookie</text:span><text:span text:style-name="T10"> = </text:span><text:span text:style-name="T14">nome</text:span><text:span text:style-name="T10"> + </text:span><text:span text:style-name="T16">"="</text:span><text:span text:style-name="T10">;</text:span></text:p>
      <text:p text:style-name="P3">  <text:span text:style-name="T11">// Dividimos todas as cookies en partes y decodificamos a cadea de cookies</text:span></text:p>
      <text:p text:style-name="P3">  <text:span text:style-name="T5">let</text:span><text:span text:style-name="T10"> </text:span><text:span text:style-name="T14">cookies</text:span><text:span text:style-name="T10"> = </text:span><text:span text:style-name="T9">decodeURIComponent</text:span><text:span text:style-name="T10">(</text:span><text:span text:style-name="T14">document</text:span><text:span text:style-name="T10">.</text:span><text:span text:style-name="T14">cookie</text:span><text:span text:style-name="T10">).</text:span><text:span text:style-name="T9">split</text:span><text:span text:style-name="T10">(</text:span><text:span text:style-name="T16">";"</text:span><text:span text:style-name="T10">);</text:span></text:p>
      <text:p text:style-name="P3">  <text:span text:style-name="T11">// Percorremos todas as cookies para buscar a que coincide co nome dado</text:span></text:p>
      <text:p text:style-name="P3">  <text:span text:style-name="T19">for</text:span><text:span text:style-name="T10"> (</text:span><text:span text:style-name="T5">let</text:span><text:span text:style-name="T10"> </text:span><text:span text:style-name="T14">i</text:span><text:span text:style-name="T10"> = </text:span><text:span text:style-name="T17">0</text:span><text:span text:style-name="T10">; </text:span><text:span text:style-name="T14">i</text:span><text:span text:style-name="T10"> &lt; </text:span><text:span text:style-name="T14">cookies</text:span><text:span text:style-name="T10">.</text:span><text:span text:style-name="T14">length</text:span><text:span text:style-name="T10">; </text:span><text:span text:style-name="T14">i</text:span><text:span text:style-name="T10">++) {</text:span></text:p>
      <text:p text:style-name="P3">    <text:span text:style-name="T11">// Eliminamos os espazos en branco ao redor da cookie</text:span></text:p>
      <text:p text:style-name="P3">    <text:span text:style-name="T5">let</text:span><text:span text:style-name="T10"> </text:span><text:span text:style-name="T14">cookie</text:span><text:span text:style-name="T10"> = </text:span><text:span text:style-name="T14">cookies</text:span><text:span text:style-name="T10">[</text:span><text:span text:style-name="T14">i</text:span><text:span text:style-name="T10">].</text:span><text:span text:style-name="T9">trim</text:span><text:span text:style-name="T10">();</text:span></text:p>
      <text:p text:style-name="P3">    <text:span text:style-name="T11">// Comprobamos se a cookie actual comeza co prefixo do nome buscado</text:span></text:p>
      <text:p text:style-name="P3">    <text:span text:style-name="T19">if</text:span><text:span text:style-name="T10"> (</text:span><text:span text:style-name="T14">cookie</text:span><text:span text:style-name="T10">.</text:span><text:span text:style-name="T9">indexOf</text:span><text:span text:style-name="T10">(</text:span><text:span text:style-name="T14">nomeCookie</text:span><text:span text:style-name="T10">) == </text:span><text:span text:style-name="T17">0</text:span><text:span text:style-name="T10">) {</text:span></text:p>
      <text:p text:style-name="P3">      <text:span text:style-name="T11">// Se coinciden, devolvemos o valor da cookie</text:span></text:p>
      <text:p text:style-name="P3">      <text:span text:style-name="T19">return</text:span><text:span text:style-name="T10"> </text:span><text:span text:style-name="T14">cookie</text:span><text:span text:style-name="T10">.</text:span><text:span text:style-name="T9">substring</text:span><text:span text:style-name="T10">(</text:span><text:span text:style-name="T14">nomeCookie</text:span><text:span text:style-name="T10">.</text:span><text:span text:style-name="T20">length</text:span><text:span text:style-name="T10">, </text:span><text:span text:style-name="T14">cookie</text:span><text:span text:style-name="T10">.</text:span><text:span text:style-name="T20">length</text:span><text:span text:style-name="T10">);</text:span></text:p>
      <text:p text:style-name="P3"><text:soft-page-break/>    <text:span text:style-name="T10">}</text:span></text:p>
      <text:p text:style-name="P3">  <text:span text:style-name="T10">}</text:span></text:p>
      <text:p text:style-name="P3">  <text:span text:style-name="T11">// Se non se atopou a cookie co nome buscado, devolvemos unha cadea baleira</text:span></text:p>
      <text:p text:style-name="P3">  <text:span text:style-name="T19">return</text:span><text:span text:style-name="T10"> </text:span><text:span text:style-name="T16">""</text:span><text:span text:style-name="T10">;</text:span></text:p>
      <text:p text:style-name="P2">}</text:p>
      <text:p text:style-name="P7"/>
      <text:p text:style-name="P4">// Función para validar se unha cadea de texto contén só letras</text:p>
      <text:p text:style-name="P2"><text:span text:style-name="T4">function</text:span> <text:span text:style-name="T8">validarCadeaTexto</text:span>(<text:span text:style-name="T13">cadea</text:span>) {</text:p>
      <text:p text:style-name="P3">  <text:span text:style-name="T19">return</text:span><text:span text:style-name="T21"> /</text:span><text:span text:style-name="T22">^</text:span><text:span text:style-name="T23">[</text:span><text:span text:style-name="T21">a-zA-ZáéíóúÁÉÍÓÚ</text:span><text:span text:style-name="T23">]</text:span><text:span text:style-name="T10">+</text:span><text:span text:style-name="T22">$</text:span><text:span text:style-name="T21">/</text:span><text:span text:style-name="T10">.</text:span><text:span text:style-name="T9">test</text:span><text:span text:style-name="T10">(</text:span><text:span text:style-name="T14">cadea</text:span><text:span text:style-name="T10">);</text:span></text:p>
      <text:p text:style-name="P3">  <text:span text:style-name="T11">/* Esta expresión regular indica que a cadea debe comezar (^) con unha serie de caracteres do alfabeto, tanto en minúsculas como en maiúsculas, incluíndo as vogais con til.</text:span></text:p>
      <text:p text:style-name="P6">  <text:span text:style-name="T10">O (+) establece que debe aparecer polo menos unha vez. E finalmente, o ($) indica que a busca se realizará ata o final da cadea. */</text:span></text:p>
      <text:p text:style-name="P2">}</text:p>
      <text:p text:style-name="P7"/>
      <text:p text:style-name="P4">// Función para validar a idade entre 0 e 105 años</text:p>
      <text:p text:style-name="P2"><text:span text:style-name="T4">function</text:span> <text:span text:style-name="T8">validarIdade</text:span>(<text:span text:style-name="T13">idade</text:span>) {</text:p>
      <text:p text:style-name="P3">  <text:span text:style-name="T19">return</text:span><text:span text:style-name="T10"> </text:span><text:span text:style-name="T14">idade</text:span><text:span text:style-name="T10"> &gt;= </text:span><text:span text:style-name="T17">0</text:span><text:span text:style-name="T10"> &amp;&amp; </text:span><text:span text:style-name="T14">idade</text:span><text:span text:style-name="T10"> &lt;= </text:span><text:span text:style-name="T17">105</text:span><text:span text:style-name="T10">;</text:span></text:p>
      <text:p text:style-name="P2">}</text:p>
      <text:p text:style-name="P7"/>
      <text:p text:style-name="P4">// Función para validar un NIF</text:p>
      <text:p text:style-name="P2"><text:span text:style-name="T4">function</text:span> <text:span text:style-name="T8">validarDNI</text:span>(<text:span text:style-name="T13">nif</text:span>) {</text:p>
      <text:p text:style-name="P3">  <text:span text:style-name="T19">return</text:span><text:span text:style-name="T21"> /</text:span><text:span text:style-name="T22">^</text:span><text:span text:style-name="T21">\d</text:span><text:span text:style-name="T10">{8}</text:span><text:span text:style-name="T23">[</text:span><text:span text:style-name="T21">a-zA-Z</text:span><text:span text:style-name="T23">]</text:span><text:span text:style-name="T22">$</text:span><text:span text:style-name="T21">/</text:span><text:span text:style-name="T10">.</text:span><text:span text:style-name="T9">test</text:span><text:span text:style-name="T10">(</text:span><text:span text:style-name="T14">nif</text:span><text:span text:style-name="T10">);</text:span></text:p>
      <text:p text:style-name="P3">  <text:span text:style-name="T11">// Expresión que indica que comeza (^) por 8 díxitos (do 0-9) e remata cunha letra, tanto en maiúsculas como en minúsculas.</text:span></text:p>
      <text:p text:style-name="P2">}</text:p>
      <text:p text:style-name="P7"/>
      <text:p text:style-name="P4">// Función para validar un correo electrónico</text:p>
      <text:p text:style-name="P2"><text:span text:style-name="T4">function</text:span> <text:span text:style-name="T8">validarEmail</text:span>(<text:span text:style-name="T13">email</text:span>) {</text:p>
      <text:p text:style-name="P3">  <text:span text:style-name="T19">return</text:span><text:span text:style-name="T21"> /</text:span><text:span text:style-name="T22">^</text:span><text:span text:style-name="T23">[^</text:span><text:span text:style-name="T21">\s@</text:span><text:span text:style-name="T23">]</text:span><text:span text:style-name="T10">+</text:span><text:span text:style-name="T21">@</text:span><text:span text:style-name="T23">[^</text:span><text:span text:style-name="T21">\s@</text:span><text:span text:style-name="T23">]</text:span><text:span text:style-name="T10">+</text:span><text:span text:style-name="T22">\.</text:span><text:span text:style-name="T23">[^</text:span><text:span text:style-name="T21">\s@</text:span><text:span text:style-name="T23">]</text:span><text:span text:style-name="T10">+</text:span><text:span text:style-name="T22">$</text:span><text:span text:style-name="T21">/</text:span><text:span text:style-name="T10">.</text:span><text:span text:style-name="T9">test</text:span><text:span text:style-name="T10">(</text:span><text:span text:style-name="T14">email</text:span><text:span text:style-name="T10">);</text:span></text:p>
      <text:p text:style-name="P3">  <text:span text:style-name="T11">/* Expresión que comeza (^) por calquera caracter que non sexa un espazo en branco (\s) nin @, que pode aparecer unha ou máis veces, seguido do carácter @.</text:span></text:p>
      <text:p text:style-name="P6">    <text:span text:style-name="T10">Despois, repetimos a mesma expresión: calquera caracter que non sexa un espazo en branco (\s) nin @, que pode aparecer unha ou máis veces.</text:span></text:p>
      <text:p text:style-name="P6">    <text:span text:style-name="T10">Seguimos cun punto (.), que debe ser escapado (\.) para ser interpretado literalmente.</text:span></text:p>
      <text:p text:style-name="P6">    <text:span text:style-name="T10">Por último, indicamos que a cadea debe rematar coa mesma pauta de calquera caracter que non sexa un espazo en branco (\s) ou @.*/</text:span></text:p>
      <text:p text:style-name="P2">}</text:p>
      <text:p text:style-name="P7"/>
      <text:p text:style-name="P4">// Función para validar a data no formato dd/mm/aaaa ou dd-mm-aaaa</text:p>
      <text:p text:style-name="P2"><text:span text:style-name="T4">function</text:span> <text:span text:style-name="T8">validarData</text:span>(<text:span text:style-name="T13">data</text:span>) {</text:p>
      <text:p text:style-name="P3">  <text:span text:style-name="T19">return</text:span><text:span text:style-name="T21"> /</text:span><text:span text:style-name="T22">^</text:span><text:span text:style-name="T23">(</text:span><text:span text:style-name="T21">0</text:span><text:span text:style-name="T23">[</text:span><text:span text:style-name="T21">1-9</text:span><text:span text:style-name="T23">]</text:span><text:span text:style-name="T22">|</text:span><text:span text:style-name="T23">[</text:span><text:span text:style-name="T21">12</text:span><text:span text:style-name="T23">][</text:span><text:span text:style-name="T21">0-9</text:span><text:span text:style-name="T23">]</text:span><text:span text:style-name="T22">|</text:span><text:span text:style-name="T21">3</text:span><text:span text:style-name="T23">[</text:span><text:span text:style-name="T21">01</text:span><text:span text:style-name="T23">])[</text:span><text:span text:style-name="T21">-/</text:span><text:span text:style-name="T23">](</text:span><text:span text:style-name="T21">0</text:span><text:span text:style-name="T23">[</text:span><text:span text:style-name="T21">1-9</text:span><text:span text:style-name="T23">]</text:span><text:span text:style-name="T22">|</text:span><text:span text:style-name="T21">1</text:span><text:span text:style-name="T23">[</text:span><text:span text:style-name="T21">0-2</text:span><text:span text:style-name="T23">])[</text:span><text:span text:style-name="T21">-/</text:span><text:span text:style-name="T23">]</text:span><text:span text:style-name="T21">\d</text:span><text:span text:style-name="T10">{4}</text:span><text:span text:style-name="T22">$</text:span><text:span text:style-name="T21">/</text:span><text:span text:style-name="T10">.</text:span><text:span text:style-name="T9">test</text:span><text:span text:style-name="T10">(</text:span><text:span text:style-name="T14">data</text:span><text:span text:style-name="T10">);</text:span></text:p>
      <text:p text:style-name="P3">    <text:span text:style-name="T11">/* A expresión comeza (^) cun díxito que pode ser 0 seguido doutro díxito do 1 ao 9, ou ben comeza con 1 ou 2 seguido por un díxito do 0 ao 9. </text:span></text:p>
      <text:p text:style-name="P6">    <text:span text:style-name="T10">Tamén pode comezar con 30 ou 31.</text:span></text:p>
      <text:p text:style-name="P6">    <text:span text:style-name="T10">Despois, debe haber un guión (-) ou unha barra (/) para ser válido.</text:span></text:p>
      <text:p text:style-name="P6">    <text:span text:style-name="T10">A continuación, debe haber un 0 seguido por un díxito do 1 ao 9, ou pode ser un 1 seguido dun díxito do 0 ao 2.</text:span></text:p>
      <text:p text:style-name="P6">    <text:span text:style-name="T10">Novamente, é necesaria un guión (-) ou unha barra (/) para ser válido. </text:span></text:p>
      <text:p text:style-name="P6"><text:soft-page-break/>    <text:span text:style-name="T10">E por último, debe rematar con 4 díxitos (do 0 ao 9). */</text:span></text:p>
      <text:p text:style-name="P7"><text:span text:style-name="T7">}</text:span></text:p>
      <text:p text:style-name="P4">// Función para validar un número de teléfono de 9 díxitos</text:p>
      <text:p text:style-name="P2"><text:span text:style-name="T4">function</text:span> <text:span text:style-name="T8">validarTelefono</text:span>(<text:span text:style-name="T13">telefono</text:span>) {</text:p>
      <text:p text:style-name="P3">  <text:span text:style-name="T19">return</text:span><text:span text:style-name="T21"> /</text:span><text:span text:style-name="T22">^</text:span><text:span text:style-name="T21">\d</text:span><text:span text:style-name="T10">{9}</text:span><text:span text:style-name="T22">$</text:span><text:span text:style-name="T21">/</text:span><text:span text:style-name="T10">.</text:span><text:span text:style-name="T9">test</text:span><text:span text:style-name="T10">(</text:span><text:span text:style-name="T14">telefono</text:span><text:span text:style-name="T10">);</text:span></text:p>
      <text:p text:style-name="P3">  <text:span text:style-name="T11">// A expresión require que comece (^) e remate ($) cun total de 9 díxitos (\d) (do 0 ao 9).</text:span></text:p>
      <text:p text:style-name="P2">}</text:p>
      <text:p text:style-name="P7"/>
      <text:p text:style-name="P4">// Función para validar o formato de hora hh:mm</text:p>
      <text:p text:style-name="P2"><text:span text:style-name="T4">function</text:span> <text:span text:style-name="T8">validarHora</text:span>(<text:span text:style-name="T13">hora</text:span>) {</text:p>
      <text:p text:style-name="P3">  <text:span text:style-name="T19">return</text:span><text:span text:style-name="T21"> /</text:span><text:span text:style-name="T22">^</text:span><text:span text:style-name="T23">([</text:span><text:span text:style-name="T21">01</text:span><text:span text:style-name="T23">]</text:span><text:span text:style-name="T21">\d</text:span><text:span text:style-name="T22">|</text:span><text:span text:style-name="T21">2</text:span><text:span text:style-name="T23">[</text:span><text:span text:style-name="T21">0-3</text:span><text:span text:style-name="T23">])</text:span><text:span text:style-name="T21">:</text:span><text:span text:style-name="T23">([</text:span><text:span text:style-name="T21">0-5</text:span><text:span text:style-name="T23">]</text:span><text:span text:style-name="T21">\d</text:span><text:span text:style-name="T23">)</text:span><text:span text:style-name="T22">$</text:span><text:span text:style-name="T21">/</text:span><text:span text:style-name="T10">.</text:span><text:span text:style-name="T9">test</text:span><text:span text:style-name="T10">(</text:span><text:span text:style-name="T14">hora</text:span><text:span text:style-name="T10">);</text:span></text:p>
      <text:p text:style-name="P3">  <text:span text:style-name="T11">/* A expresión indica que comece con 0 ou 1 seguido dun díxito (\d) (do 0 ao 9), ou pode comezar con 2 seguido dun díxito do 0 ao 3.</text:span></text:p>
      <text:p text:style-name="P6">  <text:span text:style-name="T10">Logo, debe haber dospuntos (:).</text:span></text:p>
      <text:p text:style-name="P6">  <text:span text:style-name="T10">E por último, debe acabar cun díxito do 0 ao 5 seguido de calquera díxito (\d) (do 0 ao 9). */</text:span></text:p>
      <text:p text:style-name="P7"><text:span text:style-name="T7">}</text:span></text:p>
      <text:p text:style-name="P4">// Función para validar os campos do formulario antes de enviar</text:p>
      <text:p text:style-name="P2"><text:span text:style-name="T4">function</text:span> <text:span text:style-name="T8">validarFormulario</text:span>() {</text:p>
      <text:p text:style-name="P3">  <text:span text:style-name="T11">// Validar nome</text:span></text:p>
      <text:p text:style-name="P3">  <text:span text:style-name="T5">let</text:span><text:span text:style-name="T10"> </text:span><text:span text:style-name="T14">nome</text:span><text:span text:style-name="T10"> = </text:span><text:span text:style-name="T14">document</text:span><text:span text:style-name="T10">.</text:span><text:span text:style-name="T9">getElementById</text:span><text:span text:style-name="T10">(</text:span><text:span text:style-name="T16">"nombre"</text:span><text:span text:style-name="T10">).</text:span><text:span text:style-name="T14">value</text:span><text:span text:style-name="T10">;</text:span></text:p>
      <text:p text:style-name="P3">  <text:span text:style-name="T19">if</text:span><text:span text:style-name="T10"> (!</text:span><text:span text:style-name="T9">validarCadeaTexto</text:span><text:span text:style-name="T10">(</text:span><text:span text:style-name="T14">nome</text:span><text:span text:style-name="T10">)) {</text:span></text:p>
      <text:p text:style-name="P3">    <text:span text:style-name="T9">mostrarErros</text:span><text:span text:style-name="T10">(</text:span><text:span text:style-name="T16">"O nome introducido debe ser unha cadea de texto."</text:span><text:span text:style-name="T10">);</text:span></text:p>
      <text:p text:style-name="P3">    <text:span text:style-name="T14">document</text:span><text:span text:style-name="T10">.</text:span><text:span text:style-name="T9">getElementById</text:span><text:span text:style-name="T10">(</text:span><text:span text:style-name="T16">"nombre"</text:span><text:span text:style-name="T10">).</text:span><text:span text:style-name="T20">classList</text:span><text:span text:style-name="T10">.</text:span><text:span text:style-name="T9">add</text:span><text:span text:style-name="T10">(</text:span><text:span text:style-name="T16">"error"</text:span><text:span text:style-name="T10">);</text:span></text:p>
      <text:p text:style-name="P3">    <text:span text:style-name="T11">//document.getElementById("nombre").focus();</text:span></text:p>
      <text:p text:style-name="P3">    <text:span text:style-name="T19">return</text:span><text:span text:style-name="T10"> </text:span><text:span text:style-name="T5">false</text:span><text:span text:style-name="T10">;</text:span></text:p>
      <text:p text:style-name="P3">  <text:span text:style-name="T10">}</text:span></text:p>
      <text:p text:style-name="P7"/>
      <text:p text:style-name="P3">  <text:span text:style-name="T11">// Validar apelidos</text:span></text:p>
      <text:p text:style-name="P3">  <text:span text:style-name="T5">let</text:span><text:span text:style-name="T10"> </text:span><text:span text:style-name="T14">apelidos</text:span><text:span text:style-name="T10"> = </text:span><text:span text:style-name="T14">document</text:span><text:span text:style-name="T10">.</text:span><text:span text:style-name="T9">getElementById</text:span><text:span text:style-name="T10">(</text:span><text:span text:style-name="T16">"apellidos"</text:span><text:span text:style-name="T10">).</text:span><text:span text:style-name="T14">value</text:span><text:span text:style-name="T10">;</text:span></text:p>
      <text:p text:style-name="P3">  <text:span text:style-name="T19">if</text:span><text:span text:style-name="T10"> (!</text:span><text:span text:style-name="T9">validarCadeaTexto</text:span><text:span text:style-name="T10">(</text:span><text:span text:style-name="T14">apelidos</text:span><text:span text:style-name="T10">)) {</text:span></text:p>
      <text:p text:style-name="P3">    <text:span text:style-name="T9">mostrarErros</text:span><text:span text:style-name="T10">(</text:span><text:span text:style-name="T16">"Os apelidos introducidos deben ser unha cadea de texto."</text:span><text:span text:style-name="T10">);</text:span></text:p>
      <text:p text:style-name="P3">    <text:span text:style-name="T14">document</text:span><text:span text:style-name="T10">.</text:span><text:span text:style-name="T9">getElementById</text:span><text:span text:style-name="T10">(</text:span><text:span text:style-name="T16">"apellidos"</text:span><text:span text:style-name="T10">).</text:span><text:span text:style-name="T20">classList</text:span><text:span text:style-name="T10">.</text:span><text:span text:style-name="T9">add</text:span><text:span text:style-name="T10">(</text:span><text:span text:style-name="T16">"error"</text:span><text:span text:style-name="T10">);</text:span></text:p>
      <text:p text:style-name="P3">    <text:span text:style-name="T11">//document.getElementById("apellidos").focus();</text:span></text:p>
      <text:p text:style-name="P3">    <text:span text:style-name="T19">return</text:span><text:span text:style-name="T10"> </text:span><text:span text:style-name="T5">false</text:span><text:span text:style-name="T10">;</text:span></text:p>
      <text:p text:style-name="P3">  <text:span text:style-name="T10">}</text:span></text:p>
      <text:p text:style-name="P7"/>
      <text:p text:style-name="P3">  <text:span text:style-name="T11">// Validar idade</text:span></text:p>
      <text:p text:style-name="P3">  <text:span text:style-name="T5">let</text:span><text:span text:style-name="T10"> </text:span><text:span text:style-name="T14">idade</text:span><text:span text:style-name="T10"> = </text:span><text:span text:style-name="T9">parseInt</text:span><text:span text:style-name="T10">(</text:span><text:span text:style-name="T14">document</text:span><text:span text:style-name="T10">.</text:span><text:span text:style-name="T9">getElementById</text:span><text:span text:style-name="T10">(</text:span><text:span text:style-name="T16">"edad"</text:span><text:span text:style-name="T10">).</text:span><text:span text:style-name="T14">value</text:span><text:span text:style-name="T10">);</text:span></text:p>
      <text:p text:style-name="P3">  <text:span text:style-name="T19">if</text:span><text:span text:style-name="T10"> (!</text:span><text:span text:style-name="T9">validarIdade</text:span><text:span text:style-name="T10">(</text:span><text:span text:style-name="T14">idade</text:span><text:span text:style-name="T10">)) {</text:span></text:p>
      <text:p text:style-name="P3">    <text:span text:style-name="T9">mostrarErros</text:span><text:span text:style-name="T10">(</text:span><text:span text:style-name="T16">"A idade debe estar comprendida entre 0 y 105 años."</text:span><text:span text:style-name="T10">);</text:span></text:p>
      <text:p text:style-name="P3">    <text:span text:style-name="T14">document</text:span><text:span text:style-name="T10">.</text:span><text:span text:style-name="T9">getElementById</text:span><text:span text:style-name="T10">(</text:span><text:span text:style-name="T16">"edad"</text:span><text:span text:style-name="T10">).</text:span><text:span text:style-name="T20">classList</text:span><text:span text:style-name="T10">.</text:span><text:span text:style-name="T9">add</text:span><text:span text:style-name="T10">(</text:span><text:span text:style-name="T16">"error"</text:span><text:span text:style-name="T10">);</text:span></text:p>
      <text:p text:style-name="P3">    <text:span text:style-name="T11">//document.getElementById("edad").focus();</text:span></text:p>
      <text:p text:style-name="P3">    <text:span text:style-name="T19">return</text:span><text:span text:style-name="T10"> </text:span><text:span text:style-name="T5">false</text:span><text:span text:style-name="T10">;</text:span></text:p>
      <text:p text:style-name="P3">  <text:span text:style-name="T10">}</text:span></text:p>
      <text:p text:style-name="P7"/>
      <text:p text:style-name="P3">  <text:span text:style-name="T11">// Validar NIF</text:span></text:p>
      <text:p text:style-name="P3">  <text:span text:style-name="T5">let</text:span><text:span text:style-name="T10"> </text:span><text:span text:style-name="T14">nif</text:span><text:span text:style-name="T10"> = </text:span><text:span text:style-name="T14">document</text:span><text:span text:style-name="T10">.</text:span><text:span text:style-name="T9">getElementById</text:span><text:span text:style-name="T10">(</text:span><text:span text:style-name="T16">"nif"</text:span><text:span text:style-name="T10">).</text:span><text:span text:style-name="T14">value</text:span><text:span text:style-name="T10">;</text:span></text:p>
      <text:p text:style-name="P3">  <text:span text:style-name="T19">if</text:span><text:span text:style-name="T10"> (!</text:span><text:span text:style-name="T9">validarDNI</text:span><text:span text:style-name="T10">(</text:span><text:span text:style-name="T14">nif</text:span><text:span text:style-name="T10">)) {</text:span></text:p>
      <text:p text:style-name="P3">    <text:span text:style-name="T9">mostrarErros</text:span><text:span text:style-name="T10">(</text:span><text:span text:style-name="T16">"O NIF introducido non é válido."</text:span><text:span text:style-name="T10">);</text:span></text:p>
      <text:p text:style-name="P3"><text:soft-page-break/>    <text:span text:style-name="T14">document</text:span><text:span text:style-name="T10">.</text:span><text:span text:style-name="T9">getElementById</text:span><text:span text:style-name="T10">(</text:span><text:span text:style-name="T16">"nif"</text:span><text:span text:style-name="T10">).</text:span><text:span text:style-name="T20">classList</text:span><text:span text:style-name="T10">.</text:span><text:span text:style-name="T9">add</text:span><text:span text:style-name="T10">(</text:span><text:span text:style-name="T16">"error"</text:span><text:span text:style-name="T10">);</text:span></text:p>
      <text:p text:style-name="P3">    <text:span text:style-name="T11">//document.getElementById("nif");</text:span></text:p>
      <text:p text:style-name="P3">    <text:span text:style-name="T19">return</text:span><text:span text:style-name="T10"> </text:span><text:span text:style-name="T5">false</text:span><text:span text:style-name="T10">;</text:span></text:p>
      <text:p text:style-name="P3">  <text:span text:style-name="T10">}</text:span></text:p>
      <text:p text:style-name="P7"/>
      <text:p text:style-name="P3">  <text:span text:style-name="T11">// Validar email</text:span></text:p>
      <text:p text:style-name="P3">  <text:span text:style-name="T5">let</text:span><text:span text:style-name="T10"> </text:span><text:span text:style-name="T14">email</text:span><text:span text:style-name="T10"> = </text:span><text:span text:style-name="T14">document</text:span><text:span text:style-name="T10">.</text:span><text:span text:style-name="T9">getElementById</text:span><text:span text:style-name="T10">(</text:span><text:span text:style-name="T16">"email"</text:span><text:span text:style-name="T10">).</text:span><text:span text:style-name="T14">value</text:span><text:span text:style-name="T10">;</text:span></text:p>
      <text:p text:style-name="P3">  <text:span text:style-name="T19">if</text:span><text:span text:style-name="T10"> (!</text:span><text:span text:style-name="T9">validarEmail</text:span><text:span text:style-name="T10">(</text:span><text:span text:style-name="T14">email</text:span><text:span text:style-name="T10">)) {</text:span></text:p>
      <text:p text:style-name="P3">    <text:span text:style-name="T9">mostrarErros</text:span><text:span text:style-name="T10">(</text:span><text:span text:style-name="T16">"O correo electrónico introducido non é válido."</text:span><text:span text:style-name="T10">);</text:span></text:p>
      <text:p text:style-name="P3">    <text:span text:style-name="T14">document</text:span><text:span text:style-name="T10">.</text:span><text:span text:style-name="T9">getElementById</text:span><text:span text:style-name="T10">(</text:span><text:span text:style-name="T16">"email"</text:span><text:span text:style-name="T10">).</text:span><text:span text:style-name="T20">classList</text:span><text:span text:style-name="T10">.</text:span><text:span text:style-name="T9">add</text:span><text:span text:style-name="T10">(</text:span><text:span text:style-name="T16">"error"</text:span><text:span text:style-name="T10">);</text:span></text:p>
      <text:p text:style-name="P3">    <text:span text:style-name="T11">//document.getElementById("email").focus();</text:span></text:p>
      <text:p text:style-name="P3">    <text:span text:style-name="T19">return</text:span><text:span text:style-name="T10"> </text:span><text:span text:style-name="T5">false</text:span><text:span text:style-name="T10">;</text:span></text:p>
      <text:p text:style-name="P3">  <text:span text:style-name="T10">}</text:span></text:p>
      <text:p text:style-name="P7"/>
      <text:p text:style-name="P3">  <text:span text:style-name="T11">// Validar provincia seleccionada</text:span></text:p>
      <text:p text:style-name="P3">  <text:span text:style-name="T5">let</text:span><text:span text:style-name="T10"> </text:span><text:span text:style-name="T14">provincia</text:span><text:span text:style-name="T10"> = </text:span><text:span text:style-name="T14">document</text:span><text:span text:style-name="T10">.</text:span><text:span text:style-name="T9">getElementById</text:span><text:span text:style-name="T10">(</text:span><text:span text:style-name="T16">"provincia"</text:span><text:span text:style-name="T10">).</text:span><text:span text:style-name="T14">value</text:span><text:span text:style-name="T10">;</text:span></text:p>
      <text:p text:style-name="P3">  <text:span text:style-name="T19">if</text:span><text:span text:style-name="T10"> (</text:span><text:span text:style-name="T14">provincia</text:span><text:span text:style-name="T10"> === </text:span><text:span text:style-name="T16">"0"</text:span><text:span text:style-name="T10">) {</text:span></text:p>
      <text:p text:style-name="P3">    <text:span text:style-name="T9">mostrarErros</text:span><text:span text:style-name="T10">(</text:span><text:span text:style-name="T16">"Debe seleccionar unha provincia."</text:span><text:span text:style-name="T10">);</text:span></text:p>
      <text:p text:style-name="P3">    <text:span text:style-name="T14">document</text:span><text:span text:style-name="T10">.</text:span><text:span text:style-name="T9">getElementById</text:span><text:span text:style-name="T10">(</text:span><text:span text:style-name="T16">"provincia"</text:span><text:span text:style-name="T10">).</text:span><text:span text:style-name="T20">classList</text:span><text:span text:style-name="T10">.</text:span><text:span text:style-name="T9">add</text:span><text:span text:style-name="T10">(</text:span><text:span text:style-name="T16">"error"</text:span><text:span text:style-name="T10">);</text:span></text:p>
      <text:p text:style-name="P3">    <text:span text:style-name="T11">//document.getElementById("provincia").focus();</text:span></text:p>
      <text:p text:style-name="P3">    <text:span text:style-name="T19">return</text:span><text:span text:style-name="T10"> </text:span><text:span text:style-name="T5">false</text:span><text:span text:style-name="T10">;</text:span></text:p>
      <text:p text:style-name="P3">  <text:span text:style-name="T10">}</text:span></text:p>
      <text:p text:style-name="P7"/>
      <text:p text:style-name="P3">  <text:span text:style-name="T11">// Validar data</text:span></text:p>
      <text:p text:style-name="P3">  <text:span text:style-name="T5">let</text:span><text:span text:style-name="T10"> </text:span><text:span text:style-name="T14">data</text:span><text:span text:style-name="T10"> = </text:span><text:span text:style-name="T14">document</text:span><text:span text:style-name="T10">.</text:span><text:span text:style-name="T9">getElementById</text:span><text:span text:style-name="T10">(</text:span><text:span text:style-name="T16">"fecha"</text:span><text:span text:style-name="T10">).</text:span><text:span text:style-name="T14">value</text:span><text:span text:style-name="T10">;</text:span></text:p>
      <text:p text:style-name="P3">  <text:span text:style-name="T19">if</text:span><text:span text:style-name="T10"> (!</text:span><text:span text:style-name="T9">validarData</text:span><text:span text:style-name="T10">(</text:span><text:span text:style-name="T14">data</text:span><text:span text:style-name="T10">)) {</text:span></text:p>
      <text:p text:style-name="P3">    <text:span text:style-name="T9">mostrarErros</text:span><text:span text:style-name="T10">(</text:span><text:span text:style-name="T16">"A data debe ter o formato dd/mm/aaaa ou dd-mm-aaaa."</text:span><text:span text:style-name="T10">);</text:span></text:p>
      <text:p text:style-name="P3">    <text:span text:style-name="T14">document</text:span><text:span text:style-name="T10">.</text:span><text:span text:style-name="T9">getElementById</text:span><text:span text:style-name="T10">(</text:span><text:span text:style-name="T16">"fecha"</text:span><text:span text:style-name="T10">).</text:span><text:span text:style-name="T20">classList</text:span><text:span text:style-name="T10">.</text:span><text:span text:style-name="T9">add</text:span><text:span text:style-name="T10">(</text:span><text:span text:style-name="T16">"error"</text:span><text:span text:style-name="T10">);</text:span></text:p>
      <text:p text:style-name="P3">    <text:span text:style-name="T11">//document.getElementById("fecha").focus();</text:span></text:p>
      <text:p text:style-name="P3">    <text:span text:style-name="T19">return</text:span><text:span text:style-name="T10"> </text:span><text:span text:style-name="T5">false</text:span><text:span text:style-name="T10">;</text:span></text:p>
      <text:p text:style-name="P3">  <text:span text:style-name="T10">}</text:span></text:p>
      <text:p text:style-name="P7"/>
      <text:p text:style-name="P3">  <text:span text:style-name="T11">// Validar teléfono</text:span></text:p>
      <text:p text:style-name="P3">  <text:span text:style-name="T5">let</text:span><text:span text:style-name="T10"> </text:span><text:span text:style-name="T14">telefono</text:span><text:span text:style-name="T10"> = </text:span><text:span text:style-name="T14">document</text:span><text:span text:style-name="T10">.</text:span><text:span text:style-name="T9">getElementById</text:span><text:span text:style-name="T10">(</text:span><text:span text:style-name="T16">"telefono"</text:span><text:span text:style-name="T10">).</text:span><text:span text:style-name="T14">value</text:span><text:span text:style-name="T10">;</text:span></text:p>
      <text:p text:style-name="P3">  <text:span text:style-name="T19">if</text:span><text:span text:style-name="T10"> (!</text:span><text:span text:style-name="T9">validarTelefono</text:span><text:span text:style-name="T10">(</text:span><text:span text:style-name="T14">telefono</text:span><text:span text:style-name="T10">)) {</text:span></text:p>
      <text:p text:style-name="P3">    <text:span text:style-name="T9">mostrarErros</text:span><text:span text:style-name="T10">(</text:span><text:span text:style-name="T16">"O número de teléfono introducido non é válido."</text:span><text:span text:style-name="T10">);</text:span></text:p>
      <text:p text:style-name="P3">    <text:span text:style-name="T14">document</text:span><text:span text:style-name="T10">.</text:span><text:span text:style-name="T9">getElementById</text:span><text:span text:style-name="T10">(</text:span><text:span text:style-name="T16">"telefono"</text:span><text:span text:style-name="T10">).</text:span><text:span text:style-name="T20">classList</text:span><text:span text:style-name="T10">.</text:span><text:span text:style-name="T9">add</text:span><text:span text:style-name="T10">(</text:span><text:span text:style-name="T16">"error"</text:span><text:span text:style-name="T10">);</text:span></text:p>
      <text:p text:style-name="P3">    <text:span text:style-name="T11">// document.getElementById("telefono").focus();</text:span></text:p>
      <text:p text:style-name="P3">    <text:span text:style-name="T19">return</text:span><text:span text:style-name="T10"> </text:span><text:span text:style-name="T5">false</text:span><text:span text:style-name="T10">;</text:span></text:p>
      <text:p text:style-name="P3">  <text:span text:style-name="T10">}</text:span></text:p>
      <text:p text:style-name="P7"/>
      <text:p text:style-name="P3">  <text:span text:style-name="T11">// Validar hora</text:span></text:p>
      <text:p text:style-name="P3">  <text:span text:style-name="T5">let</text:span><text:span text:style-name="T10"> </text:span><text:span text:style-name="T14">hora</text:span><text:span text:style-name="T10"> = </text:span><text:span text:style-name="T14">document</text:span><text:span text:style-name="T10">.</text:span><text:span text:style-name="T9">getElementById</text:span><text:span text:style-name="T10">(</text:span><text:span text:style-name="T16">"hora"</text:span><text:span text:style-name="T10">).</text:span><text:span text:style-name="T14">value</text:span><text:span text:style-name="T10">;</text:span></text:p>
      <text:p text:style-name="P3">  <text:span text:style-name="T19">if</text:span><text:span text:style-name="T10"> (!</text:span><text:span text:style-name="T9">validarHora</text:span><text:span text:style-name="T10">(</text:span><text:span text:style-name="T14">hora</text:span><text:span text:style-name="T10">)) {</text:span></text:p>
      <text:p text:style-name="P3">    <text:span text:style-name="T9">mostrarErros</text:span><text:span text:style-name="T10">(</text:span><text:span text:style-name="T16">"A hora debe ter o formato hh:mm."</text:span><text:span text:style-name="T10">);</text:span></text:p>
      <text:p text:style-name="P3">    <text:span text:style-name="T14">document</text:span><text:span text:style-name="T10">.</text:span><text:span text:style-name="T9">getElementById</text:span><text:span text:style-name="T10">(</text:span><text:span text:style-name="T16">"hora"</text:span><text:span text:style-name="T10">).</text:span><text:span text:style-name="T20">classList</text:span><text:span text:style-name="T10">.</text:span><text:span text:style-name="T9">add</text:span><text:span text:style-name="T10">(</text:span><text:span text:style-name="T16">"error"</text:span><text:span text:style-name="T10">);</text:span></text:p>
      <text:p text:style-name="P3">    <text:span text:style-name="T11">//document.getElementById("hora").focus();</text:span></text:p>
      <text:p text:style-name="P3">    <text:span text:style-name="T19">return</text:span><text:span text:style-name="T10"> </text:span><text:span text:style-name="T5">false</text:span><text:span text:style-name="T10">;</text:span></text:p>
      <text:p text:style-name="P3">  <text:span text:style-name="T10">}</text:span></text:p>
      <text:p text:style-name="P7"/>
      <text:p text:style-name="P7"><text:span text:style-name="T6">  </text:span><text:span text:style-name="T12">// Si todas as validacions pasan podese enviar o formulario</text:span></text:p>
      <text:p text:style-name="P3"><text:soft-page-break/>  <text:span text:style-name="T19">return</text:span><text:span text:style-name="T10"> </text:span><text:span text:style-name="T5">true</text:span><text:span text:style-name="T10">;</text:span></text:p>
      <text:p text:style-name="P2">}</text:p>
      <text:p text:style-name="P7"/>
      <text:p text:style-name="P4">// Función para mostrar mensaxes de erro</text:p>
      <text:p text:style-name="P2"><text:span text:style-name="T4">function</text:span> <text:span text:style-name="T8">mostrarErros</text:span>(<text:span text:style-name="T13">mensaxe</text:span>) {</text:p>
      <text:p text:style-name="P3">  <text:span text:style-name="T5">const</text:span><text:span text:style-name="T10"> </text:span><text:span text:style-name="T20">errosElemento</text:span><text:span text:style-name="T10"> = </text:span><text:span text:style-name="T14">document</text:span><text:span text:style-name="T10">.</text:span><text:span text:style-name="T9">getElementById</text:span><text:span text:style-name="T10">(</text:span><text:span text:style-name="T16">"errores"</text:span><text:span text:style-name="T10">);</text:span></text:p>
      <text:p text:style-name="P3">  <text:span text:style-name="T19">if</text:span><text:span text:style-name="T10"> (</text:span><text:span text:style-name="T20">errosElemento</text:span><text:span text:style-name="T10">) {</text:span></text:p>
      <text:p text:style-name="P3">    <text:span text:style-name="T20">errosElemento</text:span><text:span text:style-name="T10">.</text:span><text:span text:style-name="T14">innerHTML</text:span><text:span text:style-name="T10"> = </text:span><text:span text:style-name="T14">mensaxe</text:span><text:span text:style-name="T10">;</text:span></text:p>
      <text:p text:style-name="P3">  <text:span text:style-name="T10">}</text:span></text:p>
      <text:p text:style-name="P2">}</text:p>
      <text:p text:style-name="P7"/>
      <text:p text:style-name="P4">// Función para convertir a maiusculas ao perder o foco</text:p>
      <text:p text:style-name="P2"><text:span text:style-name="T4">function</text:span> <text:span text:style-name="T8">convertirAMaiusculas</text:span>(<text:span text:style-name="T13">elemento</text:span>) {</text:p>
      <text:p text:style-name="P3">  <text:span text:style-name="T14">elemento</text:span><text:span text:style-name="T10">.</text:span><text:span text:style-name="T14">value</text:span><text:span text:style-name="T10"> = </text:span><text:span text:style-name="T14">elemento</text:span><text:span text:style-name="T10">.</text:span><text:span text:style-name="T14">value</text:span><text:span text:style-name="T10">.</text:span><text:span text:style-name="T9">toUpperCase</text:span><text:span text:style-name="T10">();</text:span></text:p>
      <text:p text:style-name="P2">}</text:p>
      <text:p text:style-name="P7"/>
      <text:p text:style-name="P4">// Evento que se executa cando o DOM está cargado completamente</text:p>
      <text:p text:style-name="P2"><text:span text:style-name="T13">document</text:span>.<text:span text:style-name="T8">addEventListener</text:span>(<text:span text:style-name="T15">"DOMContentLoaded"</text:span>, <text:span text:style-name="T4">function</text:span> () {</text:p>
      <text:p text:style-name="P3">  <text:span text:style-name="T14">console</text:span><text:span text:style-name="T10">.</text:span><text:span text:style-name="T9">log</text:span><text:span text:style-name="T10">(</text:span><text:span text:style-name="T16">"DOM cargado"</text:span><text:span text:style-name="T10">);</text:span></text:p>
      <text:p text:style-name="P3">  <text:span text:style-name="T11">// Mostrar o número de intentos ao cargar a páxina</text:span></text:p>
      <text:p text:style-name="P3">  <text:span text:style-name="T9">mostrarNumeroIntentos</text:span><text:span text:style-name="T10">();</text:span></text:p>
      <text:p text:style-name="P7"/>
      <text:p text:style-name="P3">  <text:span text:style-name="T11">// Event listener para os campos de nombre e apellidos para convertir a maiusculas ao perder o foco</text:span></text:p>
      <text:p text:style-name="P3">  <text:span text:style-name="T14">document</text:span><text:span text:style-name="T10">.</text:span><text:span text:style-name="T9">getElementById</text:span><text:span text:style-name="T10">(</text:span><text:span text:style-name="T16">"nombre"</text:span><text:span text:style-name="T10">).</text:span><text:span text:style-name="T9">addEventListener</text:span><text:span text:style-name="T10">(</text:span><text:span text:style-name="T16">"blur"</text:span><text:span text:style-name="T10">, </text:span><text:span text:style-name="T5">function</text:span><text:span text:style-name="T10"> () {</text:span></text:p>
      <text:p text:style-name="P3">    <text:span text:style-name="T9">convertirAMaiusculas</text:span><text:span text:style-name="T10">(</text:span><text:span text:style-name="T5">this</text:span><text:span text:style-name="T10">);</text:span></text:p>
      <text:p text:style-name="P3">  <text:span text:style-name="T10">});</text:span></text:p>
      <text:p text:style-name="P7"/>
      <text:p text:style-name="P3">  <text:span text:style-name="T14">document</text:span><text:span text:style-name="T10">.</text:span><text:span text:style-name="T9">getElementById</text:span><text:span text:style-name="T10">(</text:span><text:span text:style-name="T16">"apellidos"</text:span><text:span text:style-name="T10">).</text:span><text:span text:style-name="T9">addEventListener</text:span><text:span text:style-name="T10">(</text:span><text:span text:style-name="T16">"blur"</text:span><text:span text:style-name="T10">, </text:span><text:span text:style-name="T5">function</text:span><text:span text:style-name="T10"> () {</text:span></text:p>
      <text:p text:style-name="P3">    <text:span text:style-name="T9">convertirAMaiusculas</text:span><text:span text:style-name="T10">(</text:span><text:span text:style-name="T5">this</text:span><text:span text:style-name="T10">);</text:span></text:p>
      <text:p text:style-name="P3">  <text:span text:style-name="T10">});</text:span></text:p>
      <text:p text:style-name="P7"/>
      <text:p text:style-name="P3">  <text:span text:style-name="T11">// Event listener para validar o formulario antes de enviar</text:span></text:p>
      <text:p text:style-name="P3">  <text:span text:style-name="T14">document</text:span></text:p>
      <text:p text:style-name="P3">    <text:span text:style-name="T10">.</text:span><text:span text:style-name="T9">getElementById</text:span><text:span text:style-name="T10">(</text:span><text:span text:style-name="T16">"formulario"</text:span><text:span text:style-name="T10">)</text:span></text:p>
      <text:p text:style-name="P3">    <text:span text:style-name="T10">.</text:span><text:span text:style-name="T9">addEventListener</text:span><text:span text:style-name="T10">(</text:span><text:span text:style-name="T16">"submit"</text:span><text:span text:style-name="T10">, </text:span><text:span text:style-name="T5">function</text:span><text:span text:style-name="T10"> (</text:span><text:span text:style-name="T14">event</text:span><text:span text:style-name="T10">) {</text:span></text:p>
      <text:p text:style-name="P3">      <text:span text:style-name="T11">// Cancelar o envío do formulario por defecto</text:span></text:p>
      <text:p text:style-name="P3">      <text:span text:style-name="T14">event</text:span><text:span text:style-name="T10">.</text:span><text:span text:style-name="T9">preventDefault</text:span><text:span text:style-name="T10">();</text:span></text:p>
      <text:p text:style-name="P3">      <text:span text:style-name="T11">// Validar o formulario antes de enviar</text:span></text:p>
      <text:p text:style-name="P3">      <text:span text:style-name="T19">if</text:span><text:span text:style-name="T10"> (</text:span><text:span text:style-name="T9">validarFormulario</text:span><text:span text:style-name="T10">()) {</text:span></text:p>
      <text:p text:style-name="P3">        <text:span text:style-name="T5">let</text:span><text:span text:style-name="T10"> </text:span><text:span text:style-name="T14">confirmacion</text:span><text:span text:style-name="T10"> = </text:span><text:span text:style-name="T9">confirm</text:span><text:span text:style-name="T10">(</text:span><text:span text:style-name="T16">"Estás seguro de enviar o formulario?"</text:span><text:span text:style-name="T10">);</text:span></text:p>
      <text:p text:style-name="P3">        <text:span text:style-name="T19">if</text:span><text:span text:style-name="T10"> (</text:span><text:span text:style-name="T14">confirmacion</text:span><text:span text:style-name="T10">) {</text:span></text:p>
      <text:p text:style-name="P3">          <text:span text:style-name="T11">// Si o formulario é válido, incrementar os intentos e enviar o formulario</text:span></text:p>
      <text:p text:style-name="P3">          <text:span text:style-name="T9">incrementarIntentos</text:span><text:span text:style-name="T10">();</text:span></text:p>
      <text:p text:style-name="P3">          <text:span text:style-name="T5">this</text:span><text:span text:style-name="T10">.</text:span><text:span text:style-name="T9">submit</text:span><text:span text:style-name="T10">(); </text:span><text:span text:style-name="T11">// Enviar o formulario</text:span></text:p>
      <text:p text:style-name="P3">        <text:span text:style-name="T10">}</text:span></text:p>
      <text:p text:style-name="P3">      <text:span text:style-name="T10">}</text:span></text:p>
      <text:p text:style-name="P3">    <text:span text:style-name="T10">});</text:span></text:p>
      <text:p text:style-name="P2">});</text:p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19T16:27:49.692000000</dc:date>
    <meta:editing-duration>PT12S</meta:editing-duration>
    <meta:editing-cycles>1</meta:editing-cycles>
    <meta:document-statistic meta:table-count="0" meta:image-count="0" meta:object-count="0" meta:page-count="5" meta:paragraph-count="212" meta:word-count="1172" meta:character-count="9129" meta:non-whitespace-character-count="7655"/>
    <meta:generator>LibreOffice/7.2.4.1$Windows_X86_64 LibreOffice_project/27d75539669ac387bb498e35313b970b7fe9c4f9</meta:generator>
  </office:meta>
</office:document-meta>
</file>